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onsolas" svg:font-family="Consolas" style:font-family-generic="modern" style:font-pitch="fixed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style:font-name="Consolas"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font-name="Consolas" fo:font-size="15pt" fo:font-style="normal" style:text-underline-style="none" fo:font-weight="normal" officeooo:rsid="00018dc0" officeooo:paragraph-rsid="0001d987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Table_20_Contents">
      <style:text-properties style:font-name="Consolas"/>
    </style:style>
    <style:style style:name="P4" style:family="paragraph" style:parent-style-name="Table_20_Contents">
      <style:text-properties style:font-name="Consolas" officeooo:rsid="00018dc0" officeooo:paragraph-rsid="00018dc0"/>
    </style:style>
    <style:style style:name="P5" style:family="paragraph" style:parent-style-name="Table_20_Contents">
      <style:text-properties style:font-name="Consolas" officeooo:rsid="00018dc0" officeooo:paragraph-rsid="0001d987"/>
    </style:style>
    <style:style style:name="P6" style:family="paragraph" style:parent-style-name="Table_20_Contents">
      <style:text-properties style:font-name="Consolas" officeooo:paragraph-rsid="0001d987"/>
    </style:style>
    <style:style style:name="P7" style:family="paragraph" style:parent-style-name="Text_20_body">
      <style:text-properties style:font-name="Consolas" fo:font-size="15pt" fo:font-style="normal" style:text-underline-style="none" fo:font-weight="normal" officeooo:rsid="00018dc0" officeooo:paragraph-rsid="00018dc0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Text_20_body">
      <style:text-properties style:font-name="Consolas" fo:font-size="15pt" fo:font-style="normal" style:text-underline-style="none" fo:font-weight="normal" officeooo:rsid="0001d987" officeooo:paragraph-rsid="0001d987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quirements Specifications Document(RSD)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5">Date</text:p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6"/>
          </table:table-cell>
        </table:table-row>
      </table:table>
      <text:p text:style-name="P2"/>
      <text:p text:style-name="P8">Business Requirements Document(BRD)</text:p>
      <text:p text:style-name="P8"/>
      <text:p text:style-name="P8"/>
      <text:p text:style-name="P8">Software Requirements Specifications(SRS)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onsolas" svg:font-family="Consolas" style:font-family-generic="modern" style:font-pitch="fixed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0:16:42.438000000</meta:creation-date>
    <dc:date>2025-01-10T13:26:39.368000000</dc:date>
    <meta:editing-duration>PT21M28S</meta:editing-duration>
    <meta:editing-cycles>2</meta:editing-cycles>
    <meta:generator>LibreOffice/24.2.6.2$Windows_X86_64 LibreOffice_project/ef66aa7e36a1bb8e65bfbc63aba53045a14d0871</meta:generator>
    <meta:document-statistic meta:table-count="1" meta:image-count="0" meta:object-count="0" meta:page-count="1" meta:paragraph-count="4" meta:word-count="10" meta:character-count="122" meta:non-whitespace-character-count="115"/>
  </office:meta>
</office:document-meta>
</file>